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>
      <style:paragraph-properties style:writing-mode="lr-tb"/>
    </style:style>
    <style:style style:name="P16" style:family="paragraph" style:parent-style-name="Text_20_body" style:list-style-name="L1">
      <style:paragraph-properties fo:margin-top="0cm" fo:margin-bottom="0cm"/>
    </style:style>
    <style:style style:name="P17" style:family="paragraph" style:parent-style-name="Text_20_body" style:list-style-name="L2">
      <style:paragraph-properties fo:margin-top="0cm" fo:margin-bottom="0cm"/>
    </style:style>
    <style:style style:name="P18" style:family="paragraph" style:parent-style-name="Text_20_body" style:list-style-name="L3">
      <style:paragraph-properties fo:margin-top="0cm" fo:margin-bottom="0cm"/>
    </style:style>
    <style:style style:name="P19" style:family="paragraph" style:parent-style-name="Text_20_body" style:list-style-name="L5">
      <style:paragraph-properties fo:margin-top="0cm" fo:margin-bottom="0cm"/>
    </style:style>
    <style:style style:name="P20" style:family="paragraph" style:parent-style-name="Text_20_body" style:list-style-name="L6">
      <style:paragraph-properties fo:margin-top="0cm" fo:margin-bottom="0cm"/>
    </style:style>
    <style:style style:name="P21" style:family="paragraph" style:parent-style-name="Text_20_body" style:list-style-name="L7">
      <style:paragraph-properties fo:margin-top="0cm" fo:margin-bottom="0cm"/>
    </style:style>
    <style:style style:name="P22" style:family="paragraph" style:parent-style-name="Text_20_body" style:list-style-name="L8">
      <style:paragraph-properties fo:margin-top="0cm" fo:margin-bottom="0cm"/>
    </style:style>
    <style:style style:name="P23" style:family="paragraph" style:parent-style-name="Text_20_body" style:list-style-name="L10">
      <style:paragraph-properties fo:margin-top="0cm" fo:margin-bottom="0cm"/>
    </style:style>
    <style:style style:name="P24" style:family="paragraph" style:parent-style-name="Text_20_body" style:list-style-name="L11">
      <style:paragraph-properties fo:margin-top="0cm" fo:margin-bottom="0cm"/>
    </style:style>
    <style:style style:name="P25" style:family="paragraph" style:parent-style-name="Text_20_body" style:list-style-name="L12">
      <style:paragraph-properties fo:margin-top="0cm" fo:margin-bottom="0cm"/>
    </style:style>
    <style:style style:name="P26" style:family="paragraph" style:parent-style-name="Text_20_body" style:list-style-name="L14">
      <style:paragraph-properties fo:margin-top="0cm" fo:margin-bottom="0cm"/>
    </style:style>
    <style:style style:name="P27" style:family="paragraph" style:parent-style-name="Heading_20_1">
      <style:paragraph-properties style:writing-mode="lr-tb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"SQE: El Universo como un Grupo de WhatsApp Cuántico (Donde Todo es Relación y Nada es 'Cosa')"</text:h>
      <text:p text:style-name="P15"><text:span text:style-name="Emphasis"><text:span text:style-name="T1">(Una teoría que convierte la física en poesía cuántica... o en caos filosófico)</text:span></text:span></text:p>
      <text:h text:style-name="P27" text:outline-level="1">? 1. Del Vacío Absoluto al Chisme Cuántico</text:h>
      <text:p text:style-name="P15"><text:span text:style-name="Strong_20_Emphasis"><text:span text:style-name="T3">En el principio no había nada... solo potencial para el drama:</text:span></text:span></text:p>
      <text:list xml:id="list2423896795146993260" text:style-name="L1">
        <text:list-item text:start-value="1">
          <text:p text:style-name="P16"><text:span text:style-name="Emphasis"><text:span text:style-name="T1">"Ni espacio, ni tiempo, ni partículas... solo</text:span></text:span> <text:span text:style-name="Strong_20_Emphasis"><text:span text:style-name="T2">relaciones potenciales</text:span></text:span> <text:span text:style-name="Emphasis"><text:span text:style-name="T1">en el campo φ."</text:span></text:span></text:p>
        </text:list-item>
        <text:list-item text:start-value="2">
          <text:p text:style-name="P1"><text:span text:style-name="Emphasis"><text:span text:style-name="T1">"Como un grupo de WhatsApp vacío, lleno de mensajes que podrían enviarse."</text:span></text:span></text:p>
        </text:list-item>
      </text:list>
      <text:p text:style-name="P15"><text:span text:style-name="Strong_20_Emphasis"><text:span text:style-name="T3">SQE lo redefine todo:</text:span></text:span></text:p>
      <text:list xml:id="list4565329567269999925" text:style-name="L2">
        <text:list-item text:start-value="1">
          <text:p text:style-name="P17"><text:span text:style-name="Emphasis"><text:span text:style-name="T1">"Las constantes (</text:span></text:span>c<text:span text:style-name="Emphasis"><text:span text:style-name="T1">, *h*, G) no son leyes... son</text:span></text:span> <text:span text:style-name="Strong_20_Emphasis"><text:span text:style-name="T2">acuerdos de convivencia</text:span></text:span> <text:span text:style-name="Emphasis"><text:span text:style-name="T1">entre quanta."</text:span></text:span></text:p>
        </text:list-item>
        <text:list-item text:start-value="2">
          <text:p text:style-name="P2"><text:span text:style-name="Emphasis"><text:span text:style-name="T1">"El universo no tiene código fuente... tiene etiqueta de grupo."</text:span></text:span></text:p>
        </text:list-item>
      </text:list>
      <text:h text:style-name="P27" text:outline-level="1">? 2. La Materia: Resistencia al Cambio (Como un Familiar en Navidad)</text:h>
      <text:p text:style-name="P15"><text:span text:style-name="Strong_20_Emphasis"><text:span text:style-name="T3">¿Qué es un electrón en SQE?</text:span></text:span></text:p>
      <text:list xml:id="list7469132185801698670" text:style-name="L3">
        <text:list-item text:start-value="1">
          <text:p text:style-name="P18"><text:span text:style-name="Emphasis"><text:span text:style-name="T1">"No es una bolita... es un</text:span></text:span> <text:span text:style-name="Strong_20_Emphasis"><text:span text:style-name="T2">patrón de chisme cuántico</text:span></text:span> <text:span text:style-name="Emphasis"><text:span text:style-name="T1">que se niega a desaparecer."</text:span></text:span></text:p>
        </text:list-item>
        <text:list-item text:start-value="2">
          <text:p text:style-name="P3"><text:span text:style-name="Emphasis"><text:span text:style-name="T1">"La masa no es cosa... es</text:span></text:span> <text:span text:style-name="Strong_20_Emphasis"><text:span text:style-name="T2">terquedad relacional</text:span></text:span><text:span text:style-name="Emphasis"><text:span text:style-name="T1">."</text:span></text:span></text:p>
        </text:list-item>
      </text:list>
      <text:p text:style-name="P15"><text:span text:style-name="Strong_20_Emphasis"><text:span text:style-name="T3">Gravedad sin fuerza:</text:span></text:span></text:p>
      <text:list xml:id="list8581482188544400988" text:style-name="L4">
        <text:list-item text:start-value="1">
          <text:p text:style-name="P4"><text:span text:style-name="Emphasis"><text:span text:style-name="T1">"No es que la Tierra atraiga... es que la red φ está</text:span></text:span> <text:span text:style-name="Strong_20_Emphasis"><text:span text:style-name="T2">dramatizando</text:span></text:span> <text:span text:style-name="Emphasis"><text:span text:style-name="T1">alrededor de su masa."</text:span></text:span></text:p>
        </text:list-item>
      </text:list>
      <text:h text:style-name="P27" text:outline-level="1">? 3. Expansión Cósmica: Cuando el Grupo de Chat se Silencia</text:h>
      <text:p text:style-name="P15"><text:span text:style-name="Strong_20_Emphasis"><text:span text:style-name="T3">Energía oscura en SQE:</text:span></text:span></text:p>
      <text:list xml:id="list6467848016192426982" text:style-name="L5">
        <text:list-item text:start-value="1">
          <text:p text:style-name="P19"><text:span text:style-name="Emphasis"><text:span text:style-name="T1">"No es un fluido misterioso... es la red φ</text:span></text:span> <text:span text:style-name="Strong_20_Emphasis"><text:span text:style-name="T2">perdiendo conexiones</text:span></text:span><text:span text:style-name="Emphasis"><text:span text:style-name="T1">."</text:span></text:span></text:p>
        </text:list-item>
        <text:list-item text:start-value="2">
          <text:p text:style-name="P5"><text:span text:style-name="Emphasis"><text:span text:style-name="T1">"Como cuando el chat grupal se vuelve aburrido y todos dejan de responder."</text:span></text:span></text:p>
        </text:list-item>
      </text:list>
      <text:p text:style-name="P15"><text:span text:style-name="Strong_20_Emphasis"><text:span text:style-name="T3">Materia oscura:</text:span></text:span></text:p>
      <text:list xml:id="list1495086778603437330" text:style-name="L6">
        <text:list-item text:start-value="1">
          <text:p text:style-name="P20"><text:span text:style-name="Emphasis"><text:span text:style-name="T1">"No son partículas invisibles... son</text:span></text:span> <text:span text:style-name="Strong_20_Emphasis"><text:span text:style-name="T2">regiones de φ que nadie entiende</text:span></text:span><text:span text:style-name="Emphasis"><text:span text:style-name="T1">."</text:span></text:span></text:p>
        </text:list-item>
        <text:list-item text:start-value="2">
          <text:p text:style-name="P6"><text:span text:style-name="Emphasis"><text:span text:style-name="T1">"Como ese contacto que siempre está en línea pero nunca contesta."</text:span></text:span></text:p>
        </text:list-item>
      </text:list>
      <text:h text:style-name="P27" text:outline-level="1">? 4. La Vida: El Arte de Mantener el Drama</text:h>
      <text:p text:style-name="P15"><text:span text:style-name="Strong_20_Emphasis"><text:span text:style-name="T3">Definición SQE de vida:</text:span></text:span></text:p>
      <text:list xml:id="list7893973749932624588" text:style-name="L7">
        <text:list-item text:start-value="1">
          <text:p text:style-name="P21"><text:span text:style-name="Emphasis"><text:span text:style-name="T1">"No es ADN ni células... es</text:span></text:span> <text:span text:style-name="Strong_20_Emphasis"><text:span text:style-name="T2">coherencia que se autorepara</text:span></text:span><text:span text:style-name="Emphasis"><text:span text:style-name="T1">."</text:span></text:span></text:p>
        </text:list-item>
        <text:list-item text:start-value="2">
          <text:p text:style-name="P7"><text:span text:style-name="Emphasis"><text:span text:style-name="T1">"Como un meme que muta pero sigue siendo gracioso."</text:span></text:span></text:p>
        </text:list-item>
      </text:list>
      <text:p text:style-name="P15"><text:soft-page-break/><text:span text:style-name="Strong_20_Emphasis"><text:span text:style-name="T3">Características:</text:span></text:span></text:p>
      <text:list xml:id="list5542924235806926391" text:style-name="L8">
        <text:list-item text:start-value="1">
          <text:p text:style-name="P22"><text:span text:style-name="Strong_20_Emphasis"><text:span text:style-name="T3">Autoconservación:</text:span></text:span> <text:span text:style-name="Emphasis"><text:span text:style-name="T1">"Mantiene su fase como si fuera su reputación."</text:span></text:span></text:p>
        </text:list-item>
        <text:list-item text:start-value="2">
          <text:p text:style-name="P22"><text:span text:style-name="Strong_20_Emphasis"><text:span text:style-name="T3">Interacción:</text:span></text:span> <text:span text:style-name="Emphasis"><text:span text:style-name="T1">"Responde al entorno sin desintegrarse (como un buen influencer)."</text:span></text:span></text:p>
        </text:list-item>
        <text:list-item text:start-value="3">
          <text:p text:style-name="P8"><text:span text:style-name="Strong_20_Emphasis"><text:span text:style-name="T3">Evolución:</text:span></text:span> <text:span text:style-name="Emphasis"><text:span text:style-name="T1">"Aprende a viralizar mejor sus patrones cuánticos."</text:span></text:span></text:p>
        </text:list-item>
      </text:list>
      <text:h text:style-name="P27" text:outline-level="1">? 5. Conciencia: Cuando el Chat se Vuelve Autorreferencial</text:h>
      <text:p text:style-name="P15"><text:span text:style-name="Strong_20_Emphasis"><text:span text:style-name="T3">No hay dualismo:</text:span></text:span></text:p>
      <text:list xml:id="list2415451378789584616" text:style-name="L9">
        <text:list-item text:start-value="1">
          <text:p text:style-name="P9"><text:span text:style-name="Emphasis"><text:span text:style-name="T1">"La conciencia no es un fantasma en la máquina... es el</text:span></text:span> <text:span text:style-name="Strong_20_Emphasis"><text:span text:style-name="T2">grupo de WhatsApp viéndose a sí mismo</text:span></text:span><text:span text:style-name="Emphasis"><text:span text:style-name="T1">."</text:span></text:span></text:p>
        </text:list-item>
      </text:list>
      <text:p text:style-name="P15"><text:span text:style-name="Strong_20_Emphasis"><text:span text:style-name="T3">¿Cómo surge?</text:span></text:span></text:p>
      <text:list xml:id="list4095973708666843342" text:style-name="L10">
        <text:list-item text:start-value="1">
          <text:p text:style-name="P23"><text:span text:style-name="Strong_20_Emphasis"><text:span text:style-name="T3">Autoafectación:</text:span></text:span> <text:span text:style-name="Emphasis"><text:span text:style-name="T1">"La red φ se modifica a sí misma (como editar tus propios mensajes)."</text:span></text:span></text:p>
        </text:list-item>
        <text:list-item text:start-value="2">
          <text:p text:style-name="P23"><text:span text:style-name="Strong_20_Emphasis"><text:span text:style-name="T3">Retroalimentación:</text:span></text:span> <text:span text:style-name="Emphasis"><text:span text:style-name="T1">"Crea bucles de mensajes para sí misma (pensamiento)."</text:span></text:span></text:p>
        </text:list-item>
        <text:list-item text:start-value="3">
          <text:p text:style-name="P10"><text:span text:style-name="Strong_20_Emphasis"><text:span text:style-name="T3">Interfaz:</text:span></text:span> <text:span text:style-name="Emphasis"><text:span text:style-name="T1">"Traduce el ruido cuántico en experiencia (como convertir emojis en emociones)."</text:span></text:span></text:p>
        </text:list-item>
      </text:list>
      <text:h text:style-name="P27" text:outline-level="1">? Conclusión: El Universo es un Meme Cuántico Autoconsciente</text:h>
      <text:p text:style-name="P15"><text:span text:style-name="Strong_20_Emphasis"><text:span text:style-name="T3">En SQE:</text:span></text:span></text:p>
      <text:list xml:id="list4607082782653031620" text:style-name="L11">
        <text:list-item text:start-value="1">
          <text:p text:style-name="P24"><text:span text:style-name="Strong_20_Emphasis"><text:span text:style-name="T3">No hay "cosas"...</text:span></text:span> <text:span text:style-name="Emphasis"><text:span text:style-name="T1">solo relaciones que duran más que otras.</text:span></text:span></text:p>
        </text:list-item>
        <text:list-item text:start-value="2">
          <text:p text:style-name="P24"><text:span text:style-name="Strong_20_Emphasis"><text:span text:style-name="T3">No hay "leyes"...</text:span></text:span> <text:span text:style-name="Emphasis"><text:span text:style-name="T1">solo hábitos cuánticos que se repiten.</text:span></text:span></text:p>
        </text:list-item>
        <text:list-item text:start-value="3">
          <text:p text:style-name="P11"><text:span text:style-name="Strong_20_Emphasis"><text:span text:style-name="T3">No hay "yo"...</text:span></text:span> <text:span text:style-name="Emphasis"><text:span text:style-name="T1">solo un nodo de φ que se cree importante.</text:span></text:span></text:p>
        </text:list-item>
      </text:list>
      <text:p text:style-name="P15"><text:span text:style-name="Strong_20_Emphasis"><text:span text:style-name="T3">Si SQE tiene razón:</text:span></text:span></text:p>
      <text:list xml:id="list5081323936189624233" text:style-name="L12">
        <text:list-item text:start-value="1">
          <text:p text:style-name="P25"><text:span text:style-name="Emphasis"><text:span text:style-name="T1">"La física se vuelve poesía... o la poesía se vuelve física."</text:span></text:span></text:p>
        </text:list-item>
        <text:list-item text:start-value="2">
          <text:p text:style-name="P12"><text:span text:style-name="Emphasis"><text:span text:style-name="T1">"Dios no juega a los dados... pero la red φ hace freestyle."</text:span></text:span></text:p>
        </text:list-item>
      </text:list>
      <text:p text:style-name="P15"><text:span text:style-name="Strong_20_Emphasis"><text:span text:style-name="T3">Si no:</text:span></text:span></text:p>
      <text:list xml:id="list3754998293417567167" text:style-name="L13">
        <text:list-item text:start-value="1">
          <text:p text:style-name="P13"><text:span text:style-name="Emphasis"><text:span text:style-name="T1">"Al menos es la teoría más viral que ha tenido la cosmología."</text:span></text:span></text:p>
        </text:list-item>
      </text:list>
      <text:p text:style-name="P15">? <text:span text:style-name="Strong_20_Emphasis"><text:span text:style-name="T3">¿Te gustó? Suscríbete a</text:span></text:span> <text:span text:style-name="Strong_20_Emphasis"><text:span text:style-name="T2">"Redes Cuánticas: El Universo es un Chat Grupal"</text:span></text:span><text:span text:style-name="Strong_20_Emphasis"><text:span text:style-name="T3">.</text:span></text:span><text:line-break/><text:span text:style-name="Emphasis"><text:span text:style-name="T1">(Donde las partículas son memes, la gravedad es un visto, y tú... solo un estado de ánimo cuántico.)</text:span></text:span></text:p>
      <text:p text:style-name="P15">? <text:span text:style-name="Strong_20_Emphasis"><text:span text:style-name="T3">Bonus: Frases para tu bio en redes sociales:</text:span></text:span></text:p>
      <text:list xml:id="list6761452128529208636" text:style-name="L14">
        <text:list-item text:start-value="1">
          <text:p text:style-name="P26"><text:span text:style-name="Emphasis"><text:span text:style-name="T1">"No soy materia, soy una configuración estable de φ."</text:span></text:span></text:p>
        </text:list-item>
        <text:list-item text:start-value="2">
          <text:p text:style-name="P26"><text:span text:style-name="Emphasis"><text:span text:style-name="T1">"Mi conciencia es solo un grupo de WhatsApp que no sabe silenciarse."</text:span></text:span></text:p>
        </text:list-item>
        <text:list-item text:start-value="3">
          <text:p text:style-name="P14"><text:span text:style-name="Emphasis"><text:span text:style-name="T1">"La energía oscura es como mi ex... ya no interactúa pero sigue afectando mi expansión."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fuan </meta:initial-creator>
    <meta:creation-date>2025-05-13T23:06:46.16</meta:creation-date>
    <meta:document-statistic meta:table-count="0" meta:image-count="0" meta:object-count="0" meta:page-count="2" meta:paragraph-count="52" meta:word-count="542" meta:character-count="3049"/>
    <dc:date>2025-05-13T23:07:28.05</dc:date>
    <dc:creator>Lefuan </dc:creator>
    <meta:editing-duration>PT42S</meta:editing-duration>
    <meta:editing-cycles>1</meta:editing-cycles>
    <meta:generator>OpenOffice/4.1.15$Win32 OpenOffice.org_project/4115m2$Build-9813</meta:generator>
  </office:meta>
</office:document-meta>
</file>